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764in"/>
    </style:style>
    <style:style style:name="co3" style:family="table-column">
      <style:table-column-properties fo:break-before="auto" style:column-width="1.8457in"/>
    </style:style>
    <style:style style:name="co4" style:family="table-column">
      <style:table-column-properties fo:break-before="auto" style:column-width="2.1409in"/>
    </style:style>
    <style:style style:name="co5" style:family="table-column">
      <style:table-column-properties fo:break-before="auto" style:column-width="1.3543in"/>
    </style:style>
    <style:style style:name="co6" style:family="table-column">
      <style:table-column-properties fo:break-before="auto" style:column-width="1.6819in"/>
    </style:style>
    <style:style style:name="co7" style:family="table-column">
      <style:table-column-properties fo:break-before="auto" style:column-width="1.1902in"/>
    </style:style>
    <style:style style:name="ro1" style:family="table-row">
      <style:table-row-properties style:row-height="1.2638in" fo:break-before="auto" style:use-optimal-row-height="true"/>
    </style:style>
    <style:style style:name="ro2" style:family="table-row">
      <style:table-row-properties style:row-height="0.2618in" fo:break-before="auto" style:use-optimal-row-height="true"/>
    </style:style>
    <style:style style:name="ro3" style:family="table-row">
      <style:table-row-properties style:row-height="0.5181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 style:data-style-name="N37">
      <style:text-properties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 style:data-style-name="N37"/>
    <style:style style:name="ce4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style:rotation-angle="45"/>
      <style:text-properties fo:font-size="15pt" fo:font-weight="bold" style:font-size-asian="15pt" style:font-weight-asian="bold" style:font-size-complex="15pt" style:font-weight-complex="bold"/>
    </style:style>
    <style:style style:name="ce7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ESTY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1" table:number-columns-repeated="1016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UNIT COST</text:p>
          </table:table-cell>
          <table:table-cell table:style-name="ce6" office:value-type="string">
            <text:p>TYPE OF CHICKEN</text:p>
          </table:table-cell>
          <table:table-cell table:style-name="ce1" office:value-type="string">
            <text:p>PRODUCE</text:p>
          </table:table-cell>
          <table:table-cell table:style-name="ce1" office:value-type="string">
            <text:p>UNIT PRICE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SALES PRODUCE</text:p>
          </table:table-cell>
          <table:table-cell table:style-name="ce7" table:number-columns-repeated="1016"/>
        </table:table-row>
        <table:table-row table:style-name="ro2">
          <table:table-cell office:value-type="date" office:date-value="2025-01-05">
            <text:p>01/05/25</text:p>
          </table:table-cell>
          <table:table-cell office:value-type="string">
            <text:p>DRINKERS</text:p>
          </table:table-cell>
          <table:table-cell office:value-type="float" office:value="60000">
            <text:p>60000</text:p>
          </table:table-cell>
          <table:table-cell office:value-type="string">
            <text:p>BROILERS</text:p>
          </table:table-cell>
          <table:table-cell office:value-type="string">
            <text:p>CHICKEN</text:p>
          </table:table-cell>
          <table:table-cell office:value-type="float" office:value="12000">
            <text:p>12000</text:p>
          </table:table-cell>
          <table:table-cell office:value-type="float" office:value="500">
            <text:p>500</text:p>
          </table:table-cell>
          <table:table-cell table:formula="of:=PRODUCT([.F2]*[.G2])" office:value-type="float" office:value="6000000">
            <text:p>6000000</text:p>
          </table:table-cell>
          <table:table-cell table:number-columns-repeated="1016"/>
        </table:table-row>
        <table:table-row table:style-name="ro2">
          <table:table-cell office:value-type="date" office:date-value="2025-02-05">
            <text:p>02/05/25</text:p>
          </table:table-cell>
          <table:table-cell office:value-type="string">
            <text:p>MAIZE BRAN</text:p>
          </table:table-cell>
          <table:table-cell office:value-type="float" office:value="2000">
            <text:p>2000</text:p>
          </table:table-cell>
          <table:table-cell office:value-type="string">
            <text:p>LAYERS</text:p>
          </table:table-cell>
          <table:table-cell office:value-type="string">
            <text:p>EGGS</text:p>
          </table:table-cell>
          <table:table-cell office:value-type="float" office:value="10000">
            <text:p>10000</text:p>
          </table:table-cell>
          <table:table-cell office:value-type="float" office:value="200">
            <text:p>200</text:p>
          </table:table-cell>
          <table:table-cell table:formula="of:=PRODUCT([.F3]*[.G3])" office:value-type="float" office:value="2000000">
            <text:p>2000000</text:p>
          </table:table-cell>
          <table:table-cell table:number-columns-repeated="1016"/>
        </table:table-row>
        <table:table-row table:style-name="ro2">
          <table:table-cell office:value-type="date" office:date-value="2025-03-05">
            <text:p>03/05/25</text:p>
          </table:table-cell>
          <table:table-cell office:value-type="string">
            <text:p>VACINE</text:p>
          </table:table-cell>
          <table:table-cell office:value-type="float" office:value="80000">
            <text:p>80000</text:p>
          </table:table-cell>
          <table:table-cell office:value-type="string">
            <text:p>CROILERS</text:p>
          </table:table-cell>
          <table:table-cell office:value-type="string">
            <text:p>CHICKEN</text:p>
          </table:table-cell>
          <table:table-cell office:value-type="float" office:value="20000">
            <text:p>20000</text:p>
          </table:table-cell>
          <table:table-cell office:value-type="float" office:value="75">
            <text:p>75</text:p>
          </table:table-cell>
          <table:table-cell table:formula="of:=PRODUCT([.F4]*[.G4])" office:value-type="float" office:value="1500000">
            <text:p>1500000</text:p>
          </table:table-cell>
          <table:table-cell table:number-columns-repeated="1016"/>
        </table:table-row>
        <table:table-row table:style-name="ro2">
          <table:table-cell office:value-type="date" office:date-value="2025-04-05">
            <text:p>04/05/25</text:p>
          </table:table-cell>
          <table:table-cell office:value-type="string">
            <text:p>HEATING</text:p>
          </table:table-cell>
          <table:table-cell office:value-type="float" office:value="10000">
            <text:p>10000</text:p>
          </table:table-cell>
          <table:table-cell office:value-type="string">
            <text:p>OFF LAYERS</text:p>
          </table:table-cell>
          <table:table-cell office:value-type="string">
            <text:p>CHICKEN</text:p>
          </table:table-cell>
          <table:table-cell office:value-type="float" office:value="15000">
            <text:p>15000</text:p>
          </table:table-cell>
          <table:table-cell office:value-type="float" office:value="100">
            <text:p>100</text:p>
          </table:table-cell>
          <table:table-cell table:formula="of:=PRODUCT([.F5]*[.G5])" office:value-type="float" office:value="1500000">
            <text:p>1500000</text:p>
          </table:table-cell>
          <table:table-cell table:number-columns-repeated="1016"/>
        </table:table-row>
        <table:table-row table:style-name="ro2">
          <table:table-cell office:value-type="date" office:date-value="2025-05-05">
            <text:p>05/05/25</text:p>
          </table:table-cell>
          <table:table-cell office:value-type="string">
            <text:p>SILVER FISH</text:p>
          </table:table-cell>
          <table:table-cell office:value-type="float" office:value="4000">
            <text:p>4000</text:p>
          </table:table-cell>
          <table:table-cell office:value-type="string">
            <text:p>PEACOCK</text:p>
          </table:table-cell>
          <table:table-cell office:value-type="string">
            <text:p>FEATHERS</text:p>
          </table:table-cell>
          <table:table-cell office:value-type="float" office:value="50000">
            <text:p>50000</text:p>
          </table:table-cell>
          <table:table-cell office:value-type="float" office:value="55">
            <text:p>55</text:p>
          </table:table-cell>
          <table:table-cell table:formula="of:=PRODUCT([.F6]*[.G6])" office:value-type="float" office:value="2750000">
            <text:p>2750000</text:p>
          </table:table-cell>
          <table:table-cell table:number-columns-repeated="1016"/>
        </table:table-row>
        <table:table-row table:style-name="ro2">
          <table:table-cell office:value-type="date" office:date-value="2025-06-05">
            <text:p>06/05/25</text:p>
          </table:table-cell>
          <table:table-cell office:value-type="string">
            <text:p>PELLETS</text:p>
          </table:table-cell>
          <table:table-cell office:value-type="float" office:value="6000">
            <text:p>6000</text:p>
          </table:table-cell>
          <table:table-cell office:value-type="string">
            <text:p>TURKEYS</text:p>
          </table:table-cell>
          <table:table-cell office:value-type="string">
            <text:p>MEAT</text:p>
          </table:table-cell>
          <table:table-cell office:value-type="float" office:value="50000">
            <text:p>50000</text:p>
          </table:table-cell>
          <table:table-cell office:value-type="float" office:value="32">
            <text:p>32</text:p>
          </table:table-cell>
          <table:table-cell table:formula="of:=PRODUCT([.F7]*[.G7])" office:value-type="float" office:value="1600000">
            <text:p>1600000</text:p>
          </table:table-cell>
          <table:table-cell table:number-columns-repeated="1016"/>
        </table:table-row>
        <table:table-row table:style-name="ro3">
          <table:table-cell office:value-type="date" office:date-value="2025-07-05">
            <text:p>07/05/25</text:p>
          </table:table-cell>
          <table:table-cell table:style-name="ce1" office:value-type="string">
            <text:p>COFEE HUSKS</text:p>
          </table:table-cell>
          <table:table-cell table:style-name="ce1" office:value-type="float" office:value="10000">
            <text:p>10000</text:p>
          </table:table-cell>
          <table:table-cell office:value-type="string">
            <text:p>DUCKS</text:p>
          </table:table-cell>
          <table:table-cell office:value-type="string">
            <text:p>BONES</text:p>
          </table:table-cell>
          <table:table-cell office:value-type="float" office:value="5000">
            <text:p>5000</text:p>
          </table:table-cell>
          <table:table-cell office:value-type="float" office:value="5">
            <text:p>5</text:p>
          </table:table-cell>
          <table:table-cell table:formula="of:=PRODUCT([.F8]*[.G8])" office:value-type="float" office:value="25000">
            <text:p>25000</text:p>
          </table:table-cell>
          <table:table-cell table:number-columns-repeated="1016"/>
        </table:table-row>
        <table:table-row table:style-name="ro2">
          <table:table-cell office:value-type="date" office:date-value="2025-08-05">
            <text:p>08/05/25</text:p>
          </table:table-cell>
          <table:table-cell office:value-type="string">
            <text:p>FEEDERS </text:p>
          </table:table-cell>
          <table:table-cell office:value-type="float" office:value="15000">
            <text:p>15000</text:p>
          </table:table-cell>
          <table:table-cell office:value-type="string">
            <text:p>GEESE</text:p>
          </table:table-cell>
          <table:table-cell office:value-type="string">
            <text:p>SECURITY</text:p>
          </table:table-cell>
          <table:table-cell office:value-type="float" office:value="150000">
            <text:p>150000</text:p>
          </table:table-cell>
          <table:table-cell office:value-type="float" office:value="50">
            <text:p>50</text:p>
          </table:table-cell>
          <table:table-cell table:formula="of:=PRODUCT([.F9]*[.G9])" office:value-type="float" office:value="7500000">
            <text:p>7500000</text:p>
          </table:table-cell>
          <table:table-cell table:number-columns-repeated="1016"/>
        </table:table-row>
        <table:table-row table:style-name="ro3">
          <table:table-cell office:value-type="date" office:date-value="2025-09-05">
            <text:p>09/05/25</text:p>
          </table:table-cell>
          <table:table-cell table:style-name="ce1" office:value-type="string">
            <text:p>LIGHTNING SYSTEM</text:p>
          </table:table-cell>
          <table:table-cell table:style-name="ce1" office:value-type="float" office:value="25000">
            <text:p>25000</text:p>
          </table:table-cell>
          <table:table-cell office:value-type="string">
            <text:p>PIGEONS</text:p>
          </table:table-cell>
          <table:table-cell table:style-name="ce1" office:value-type="string">
            <text:p>COMMUNICATION</text:p>
          </table:table-cell>
          <table:table-cell office:value-type="float" office:value="5000">
            <text:p>5000</text:p>
          </table:table-cell>
          <table:table-cell office:value-type="float" office:value="8">
            <text:p>8</text:p>
          </table:table-cell>
          <table:table-cell table:formula="of:=PRODUCT([.F10]*[.G10])" office:value-type="float" office:value="40000">
            <text:p>40000</text:p>
          </table:table-cell>
          <table:table-cell table:number-columns-repeated="1016"/>
        </table:table-row>
        <table:table-row table:style-name="ro2">
          <table:table-cell office:value-type="date" office:date-value="2025-10-05">
            <text:p>10/05/25</text:p>
          </table:table-cell>
          <table:table-cell office:value-type="string">
            <text:p>CHICKS</text:p>
          </table:table-cell>
          <table:table-cell office:value-type="float" office:value="3000">
            <text:p>3000</text:p>
          </table:table-cell>
          <table:table-cell office:value-type="string">
            <text:p>DOVE</text:p>
          </table:table-cell>
          <table:table-cell office:value-type="string">
            <text:p>PETS</text:p>
          </table:table-cell>
          <table:table-cell office:value-type="float" office:value="5000">
            <text:p>5000</text:p>
          </table:table-cell>
          <table:table-cell office:value-type="float" office:value="7">
            <text:p>7</text:p>
          </table:table-cell>
          <table:table-cell table:formula="of:=PRODUCT([.F11]*[.G11])" office:value-type="float" office:value="35000">
            <text:p>35000</text:p>
          </table:table-cell>
          <table:table-cell table:number-columns-repeated="1016"/>
        </table:table-row>
        <table:table-row table:style-name="ro3">
          <table:table-cell office:value-type="date" office:date-value="2025-11-05">
            <text:p>11/05/25</text:p>
          </table:table-cell>
          <table:table-cell office:value-type="string">
            <text:p>TRAYS</text:p>
          </table:table-cell>
          <table:table-cell office:value-type="float" office:value="2000">
            <text:p>2000</text:p>
          </table:table-cell>
          <table:table-cell table:style-name="ce1" office:value-type="string">
            <text:p>DAUL-PURPOSE BREEDS</text:p>
          </table:table-cell>
          <table:table-cell office:value-type="string">
            <text:p>STORAGE</text:p>
          </table:table-cell>
          <table:table-cell office:value-type="float" office:value="25000">
            <text:p>25000</text:p>
          </table:table-cell>
          <table:table-cell office:value-type="float" office:value="23">
            <text:p>23</text:p>
          </table:table-cell>
          <table:table-cell table:formula="of:=PRODUCT([.F12]*[.G12])" office:value-type="float" office:value="575000">
            <text:p>575000</text:p>
          </table:table-cell>
          <table:table-cell table:number-columns-repeated="1016"/>
        </table:table-row>
        <table:table-row table:style-name="ro2">
          <table:table-cell office:value-type="date" office:date-value="2025-12-05">
            <text:p>12/05/25</text:p>
          </table:table-cell>
          <table:table-cell office:value-type="string">
            <text:p>WIRE MESH</text:p>
          </table:table-cell>
          <table:table-cell office:value-type="float" office:value="30000">
            <text:p>30000</text:p>
          </table:table-cell>
          <table:table-cell office:value-type="string">
            <text:p>GUINEA</text:p>
          </table:table-cell>
          <table:table-cell office:value-type="string">
            <text:p>BLACK MEAT</text:p>
          </table:table-cell>
          <table:table-cell office:value-type="float" office:value="1000000">
            <text:p>1000000</text:p>
          </table:table-cell>
          <table:table-cell office:value-type="float" office:value="12">
            <text:p>12</text:p>
          </table:table-cell>
          <table:table-cell table:formula="of:=PRODUCT([.F13]*[.G13])" office:value-type="float" office:value="12000000">
            <text:p>12000000</text:p>
          </table:table-cell>
          <table:table-cell table:number-columns-repeated="1016"/>
        </table:table-row>
        <table:table-row table:style-name="ro4">
          <table:table-cell table:style-name="ce3"/>
          <table:table-cell table:style-name="ce5" office:value-type="string">
            <text:p>TOTAL</text:p>
          </table:table-cell>
          <table:table-cell table:style-name="ce5" table:formula="of:=SUM([.C2:.C13])" office:value-type="float" office:value="247000">
            <text:p>247000</text:p>
          </table:table-cell>
          <table:table-cell table:style-name="ce5" table:number-columns-repeated="2"/>
          <table:table-cell table:style-name="ce5" office:value-type="string">
            <text:p>MINIMUM</text:p>
          </table:table-cell>
          <table:table-cell table:style-name="ce5" table:formula="of:=MIN([.G2:.G13])" office:value-type="float" office:value="5">
            <text:p>5</text:p>
          </table:table-cell>
          <table:table-cell table:style-name="ce5"/>
          <table:table-cell table:number-columns-repeated="1016"/>
        </table:table-row>
        <table:table-row table:style-name="ro4">
          <table:table-cell table:style-name="ce3"/>
          <table:table-cell table:style-name="ce5" table:number-columns-repeated="4"/>
          <table:table-cell table:style-name="ce5" office:value-type="string">
            <text:p>AVERAGE </text:p>
          </table:table-cell>
          <table:table-cell table:style-name="ce5"/>
          <table:table-cell table:style-name="ce5" table:formula="of:=AVERAGE([.H2:.H13])" office:value-type="float" office:value="2960416.66666667">
            <text:p>2960416.66666667</text:p>
          </table:table-cell>
          <table:table-cell table:number-columns-repeated="1016"/>
        </table:table-row>
        <table:table-row table:style-name="ro4" table:number-rows-repeated="3">
          <table:table-cell table:style-name="ce3"/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3">
            <draw:frame table:end-cell-address="RESTY.E39" table:end-x="2.0524in" table:end-y="0.0598in" draw:z-index="1" draw:style-name="gr1" draw:text-style-name="P1" svg:width="7.1224in" svg:height="3.5429in" svg:x="0.8677in" svg:y="0.0732in">
              <draw:object draw:notify-on-update-of-ranges="RESTY.B1:RESTY.B1 RESTY.B2:RESTY.B13 RESTY.C1:RESTY.C1 RESTY.C2:RESTY.C13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style-name="Default" table:number-columns-repeated="7"/>
          <table:table-cell table:number-columns-repeated="1016"/>
        </table:table-row>
        <table:table-row table:style-name="ro4">
          <table:table-cell table:style-name="ce3"/>
          <table:table-cell table:style-name="Default" table:number-columns-repeated="4"/>
          <table:table-cell table:style-name="Default">
            <draw:frame table:end-cell-address="RESTY.M40" table:end-x="0.4441in" table:end-y="0.0224in" draw:z-index="0" draw:style-name="gr1" draw:text-style-name="P1" svg:width="6.8646in" svg:height="3.4343in" svg:x="1.3465in" svg:y="0.1441in">
              <draw:object draw:notify-on-update-of-ranges="RESTY.E1:RESTY.E1 RESTY.E2:RESTY.E13 RESTY.H1:RESTY.H1 RESTY.H2:RESTY.H1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table:number-columns-repeated="2"/>
          <table:table-cell table:number-columns-repeated="1016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none" fo:country="non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one" fo:country="non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26">06/26/2025</text:date>, <text:time>16:00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26T13:54:06.93</meta:creation-date>
    <dc:date>2025-06-26T16:00:11.45</dc:date>
    <meta:editing-duration>PT1H35M33S</meta:editing-duration>
    <meta:editing-cycles>2</meta:editing-cycles>
    <meta:generator>OpenOffice/4.1.15$Win32 OpenOffice.org_project/4115m2$Build-9813</meta:generator>
    <meta:document-statistic meta:table-count="3" meta:cell-count="11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437cm" svg:height="8.724cm" xlink:href=".." xlink:type="simple" chart:class="chart:bar" chart:style-name="ch1">
        <chart:title svg:x="8.079cm" svg:y="0.31cm" chart:style-name="ch2">
          <text:p>SALE</text:p>
        </chart:title>
        <chart:legend chart:legend-position="end" svg:x="13.745cm" svg:y="4.05cm" style:legend-expansion="high" chart:style-name="ch3"/>
        <chart:plot-area chart:style-name="ch4" table:cell-range-address="RESTY.E1:RESTY.E13 RESTY.H1:RESTY.H13" chart:data-source-has-labels="both" svg:x="1.386cm" svg:y="1.611cm" svg:width="11.663cm" svg:height="5.931cm">
          <chartooo:coordinate-region svg:x="4.521cm" svg:y="1.611cm" svg:width="7.785cm" svg:height="5.258cm"/>
          <chart:axis chart:dimension="x" chart:name="primary-x" chart:style-name="ch5" chartooo:axis-type="auto">
            <chartooo:date-scale/>
            <chart:title svg:x="0.451cm" svg:y="5.44cm" chart:style-name="ch6">
              <text:p>PRODUCE</text:p>
            </chart:title>
            <chart:categories table:cell-range-address="RESTY.E2:RESTY.E13"/>
          </chart:axis>
          <chart:axis chart:dimension="y" chart:name="primary-y" chart:style-name="ch7">
            <chart:title svg:x="5.916cm" svg:y="7.717cm" chart:style-name="ch8">
              <text:p>SALE PRODUCE</text:p>
            </chart:title>
            <chart:grid chart:style-name="ch9" chart:class="major"/>
          </chart:axis>
          <chart:series chart:style-name="ch10" chart:values-cell-range-address="RESTY.H2:RESTY.H13" chart:label-cell-address="RESTY.H1:RESTY.H1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LES PRODUCE</text:p>
                <draw:g>
                  <svg:desc>RESTY.H1:RESTY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ICKEN</text:p>
                <draw:g>
                  <svg:desc>RESTY.E2:RESTY.E13</svg:desc>
                </draw:g>
              </table:table-cell>
              <table:table-cell office:value-type="float" office:value="6000000">
                <text:p>6000000</text:p>
                <draw:g>
                  <svg:desc>RESTY.H2:RESTY.H13</svg:desc>
                </draw:g>
              </table:table-cell>
            </table:table-row>
            <table:table-row>
              <table:table-cell office:value-type="string">
                <text:p>EGGS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string">
                <text:p>CHICKEN</text:p>
              </table:table-cell>
              <table:table-cell office:value-type="float" office:value="1500000">
                <text:p>1500000</text:p>
              </table:table-cell>
            </table:table-row>
            <table:table-row>
              <table:table-cell office:value-type="string">
                <text:p>CHICKEN</text:p>
              </table:table-cell>
              <table:table-cell office:value-type="float" office:value="1500000">
                <text:p>1500000</text:p>
              </table:table-cell>
            </table:table-row>
            <table:table-row>
              <table:table-cell office:value-type="string">
                <text:p>FEATHERS</text:p>
              </table:table-cell>
              <table:table-cell office:value-type="float" office:value="2750000">
                <text:p>2750000</text:p>
              </table:table-cell>
            </table:table-row>
            <table:table-row>
              <table:table-cell office:value-type="string">
                <text:p>MEAT</text:p>
              </table:table-cell>
              <table:table-cell office:value-type="float" office:value="1600000">
                <text:p>1600000</text:p>
              </table:table-cell>
            </table:table-row>
            <table:table-row>
              <table:table-cell office:value-type="string">
                <text:p>BONES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string">
                <text:p>SECURITY</text:p>
              </table:table-cell>
              <table:table-cell office:value-type="float" office:value="7500000">
                <text:p>7500000</text:p>
              </table:table-cell>
            </table:table-row>
            <table:table-row>
              <table:table-cell office:value-type="string">
                <text:p>COMMUNICATION</text:p>
              </table:table-cell>
              <table:table-cell office:value-type="float" office:value="40000">
                <text:p>40000</text:p>
              </table:table-cell>
            </table:table-row>
            <table:table-row>
              <table:table-cell office:value-type="string">
                <text:p>PETS</text:p>
              </table:table-cell>
              <table:table-cell office:value-type="float" office:value="35000">
                <text:p>35000</text:p>
              </table:table-cell>
            </table:table-row>
            <table:table-row>
              <table:table-cell office:value-type="string">
                <text:p>STORAGE</text:p>
              </table:table-cell>
              <table:table-cell office:value-type="float" office:value="575000">
                <text:p>575000</text:p>
              </table:table-cell>
            </table:table-row>
            <table:table-row>
              <table:table-cell office:value-type="string">
                <text:p>BLACK MEAT</text:p>
              </table:table-cell>
              <table:table-cell office:value-type="float" office:value="12000000">
                <text:p>12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fill-color="#314004"/>
    </style:style>
    <style:style style:name="ch16" style:family="chart">
      <style:graphic-properties draw:fill-color="#aecf00"/>
    </style:style>
    <style:style style:name="ch17" style:family="chart">
      <style:graphic-properties draw:fill-color="#4b1f6f"/>
    </style:style>
    <style:style style:name="ch18" style:family="chart">
      <style:graphic-properties draw:fill-color="#ff950e"/>
    </style:style>
    <style:style style:name="ch19" style:family="chart">
      <style:graphic-properties draw:fill-color="#c5000b"/>
    </style:style>
    <style:style style:name="ch20" style:family="chart"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8.092cm" svg:height="9cm" xlink:href=".." xlink:type="simple" chart:class="chart:circle" chart:style-name="ch1">
        <chart:title svg:x="8.315cm" svg:y="0.316cm" chart:style-name="ch2">
          <text:p>ITEMS</text:p>
        </chart:title>
        <chart:legend chart:legend-position="end" svg:x="14.03cm" svg:y="1.306cm" style:legend-expansion="high" chart:style-name="ch3"/>
        <chart:plot-area chart:style-name="ch4" table:cell-range-address="RESTY.B1:RESTY.C13" chart:data-source-has-labels="both" svg:x="3.16cm" svg:y="1.633cm" svg:width="7.363cm" svg:height="7.364cm">
          <chartooo:coordinate-region svg:x="2.679cm" svg:y="1.634cm" svg:width="8.326cm" svg:height="7.363cm"/>
          <chart:axis chart:dimension="x" chart:name="primary-x" chart:style-name="ch5" chartooo:axis-type="auto">
            <chartooo:date-scale/>
            <chart:categories table:cell-range-address="RESTY.B2:RESTY.B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RESTY.C2:RESTY.C13" chart:label-cell-address="RESTY.C1:RESTY.C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NIT COST</text:p>
                <draw:g>
                  <svg:desc>RESTY.C1:RESTY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RINKERS</text:p>
                <draw:g>
                  <svg:desc>RESTY.B2:RESTY.B13</svg:desc>
                </draw:g>
              </table:table-cell>
              <table:table-cell office:value-type="float" office:value="60000">
                <text:p>60000</text:p>
                <draw:g>
                  <svg:desc>RESTY.C2:RESTY.C13</svg:desc>
                </draw:g>
              </table:table-cell>
            </table:table-row>
            <table:table-row>
              <table:table-cell office:value-type="string">
                <text:p>MAIZE BRAN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VACINE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HEATING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SILVER FISH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PELLETS</text:p>
              </table:table-cell>
              <table:table-cell office:value-type="float" office:value="6000">
                <text:p>6000</text:p>
              </table:table-cell>
            </table:table-row>
            <table:table-row>
              <table:table-cell office:value-type="string">
                <text:p>COFEE HUSKS</text:p>
              </table:table-cell>
              <table:table-cell office:value-type="float" office:value="10000">
                <text:p>10000</text:p>
              </table:table-cell>
            </table:table-row>
            <table:table-row>
              <table:table-cell office:value-type="string">
                <text:p>FEEDERS 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LIGHTNING SYSTEM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string">
                <text:p>CHICKS</text:p>
              </table:table-cell>
              <table:table-cell office:value-type="float" office:value="3000">
                <text:p>3000</text:p>
              </table:table-cell>
            </table:table-row>
            <table:table-row>
              <table:table-cell office:value-type="string">
                <text:p>TRAYS</text:p>
              </table:table-cell>
              <table:table-cell office:value-type="float" office:value="2000">
                <text:p>2000</text:p>
              </table:table-cell>
            </table:table-row>
            <table:table-row>
              <table:table-cell office:value-type="string">
                <text:p>WIRE MESH</text:p>
              </table:table-cell>
              <table:table-cell office:value-type="float" office:value="30000">
                <text:p>3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5$Win32 OpenOffice.org_project/4115m2$Build-981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